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38e" officeooo:paragraph-rsid="000d538e"/>
    </style:style>
    <style:style style:name="P2" style:family="paragraph" style:parent-style-name="Text_20_body">
      <style:text-properties officeooo:rsid="000d538e" officeooo:paragraph-rsid="000d538e"/>
    </style:style>
    <style:style style:name="T1" style:family="text">
      <style:text-properties officeooo:rsid="000dd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Flow</text:span> of JSON parsing</text:h>
      <text:p text:style-name="P1"/>
      <text:h text:style-name="Heading_20_2" text:outline-level="2">Is this an array?</text:h>
      <text:p text:style-name="P2">GAMBAS type Variant[]</text:p>
      <text:p text:style-name="P2">If so, process as a list.</text:p>
      <text:p text:style-name="P2">Check for arrays, Objects, and values.</text:p>
      <text:p text:style-name="P2">End at end of list.</text:p>
      <text:h text:style-name="Heading_20_2" text:outline-level="2">Is this an Object?</text:h>
      <text:p text:style-name="P2">GAMBAS type Collection</text:p>
      <text:p text:style-name="P2">If so, must have a name/value pair.</text:p>
      <text:p text:style-name="P2">Get name/value pair then end.</text:p>
      <text:h text:style-name="Heading_20_3" text:outline-level="3">Is this a value?</text:h>
      <text:p text:style-name="P2">GAMBAS type<text:span text:style-name="T1">s Integer, Float, String, Boolean, Null</text:span> </text:p>
      <text:p text:style-name="P2">Get value then en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0:48:20.961412392</meta:creation-date>
    <dc:date>2019-03-05T18:20:40.274094919</dc:date>
    <meta:editing-duration>PT7H10M58S</meta:editing-duration>
    <meta:editing-cycles>1</meta:editing-cycles>
    <meta:document-statistic meta:table-count="0" meta:image-count="0" meta:object-count="0" meta:page-count="1" meta:paragraph-count="13" meta:word-count="62" meta:character-count="330" meta:non-whitespace-character-count="280"/>
    <meta:generator>LibreOffice/6.0.7.3$Linux_X86_64 LibreOffice_project/00m0$Build-3</meta:generator>
  </office:meta>
</office:document-meta>
</file>